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42.51pt" svg:height="489.4pt" svg:x="67.12pt" svg:y="3pt">
            <loext:p draw:notify-on-update-of-ranges="Sheet1.A1:Sheet1.A2225 Sheet1.B1:Sheet1.B22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10:01.316767884</meta:creation-date>
    <dc:date>2017-11-06T14:16:00.118219982</dc:date>
    <meta:editing-duration>PT5M59S</meta:editing-duration>
    <meta:editing-cycles>1</meta:editing-cycles>
    <meta:document-statistic meta:table-count="1" meta:cell-count="445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3.834cm" svg:height="17.266cm" xlink:href=".." xlink:type="simple" chart:class="chart:line" chart:style-name="ch1">
        <chart:legend chart:legend-position="end" svg:x="40.982cm" svg:y="8.085cm" style:legend-expansion="high" chart:style-name="ch2"/>
        <chart:plot-area chart:style-name="ch3" table:cell-range-address="Sheet1.A1:Sheet1.B2225" svg:x="0.876cm" svg:y="0.345cm" svg:width="39.23cm" svg:height="16.576cm">
          <chartooo:coordinate-region svg:x="1.603cm" svg:y="0.544cm" svg:width="38.503cm" svg:height="16.1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225" chart:class="chart:line">
            <chart:data-point chart:repeated="2225"/>
          </chart:series>
          <chart:series chart:style-name="ch7" chart:values-cell-range-address="Sheet1.B1:Sheet1.B2225" chart:class="chart:line">
            <chart:data-point chart:repeated="22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225</svg:desc>
                </draw:g>
              </table:table-cell>
              <table:table-cell office:value-type="float" office:value="0">
                <text:p>0</text:p>
                <draw:g>
                  <svg:desc>Sheet1.B1:Sheet1.B2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7">
                <text:p>-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7">
                <text:p>-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7">
                <text:p>-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7">
                <text:p>-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7">
                <text:p>-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7">
                <text:p>-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7">
                <text:p>-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7">
                <text:p>-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7">
                <text:p>-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11">
                <text:p>-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13">
                <text:p>-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13">
                <text:p>-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13">
                <text:p>-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13">
                <text:p>-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13">
                <text:p>-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13">
                <text:p>-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3">
                <text:p>-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8">
                <text:p>-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8">
                <text:p>-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7">
                <text:p>-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8">
                <text:p>-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7">
                <text:p>-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7">
                <text:p>-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8">
                <text:p>-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9">
                <text:p>-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10">
                <text:p>-1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13">
                <text:p>-1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14">
                <text:p>-1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13">
                <text:p>-1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15">
                <text:p>-1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12">
                <text:p>-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10">
                <text:p>-1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9">
                <text:p>-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9">
                <text:p>-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8">
                <text:p>-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7">
                <text:p>-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7">
                <text:p>-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7">
                <text:p>-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7">
                <text:p>-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-7">
                <text:p>-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7">
                <text:p>-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7">
                <text:p>-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13">
                <text:p>-1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13">
                <text:p>-1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13">
                <text:p>-1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13">
                <text:p>-1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14">
                <text:p>-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14">
                <text:p>-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13">
                <text:p>-1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13">
                <text:p>-1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13">
                <text:p>-1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13">
                <text:p>-1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13">
                <text:p>-1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13">
                <text:p>-1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14">
                <text:p>-1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14">
                <text:p>-1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14">
                <text:p>-1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14">
                <text:p>-1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14">
                <text:p>-1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14">
                <text:p>-1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14">
                <text:p>-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14">
                <text:p>-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14">
                <text:p>-1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14">
                <text:p>-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14">
                <text:p>-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14">
                <text:p>-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-14">
                <text:p>-1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14">
                <text:p>-1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14">
                <text:p>-1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14">
                <text:p>-1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-14">
                <text:p>-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-14">
                <text:p>-1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-13">
                <text:p>-1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13">
                <text:p>-1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13">
                <text:p>-1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-9">
                <text:p>-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-9">
                <text:p>-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-1">
                <text:p>-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-1">
                <text:p>-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-1">
                <text:p>-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